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mbria1"/>
    </style:style>
    <style:style style:name="P2" style:family="paragraph" style:parent-style-name="Standard">
      <style:text-properties style:font-name="Cambria1" officeooo:rsid="00008785" officeooo:paragraph-rsid="00008785"/>
    </style:style>
    <style:style style:name="P3" style:family="paragraph" style:parent-style-name="Standard">
      <style:text-properties style:font-name="Cambria1" officeooo:rsid="00008785" officeooo:paragraph-rsid="00047595"/>
    </style:style>
    <style:style style:name="P4" style:family="paragraph" style:parent-style-name="Standard">
      <style:text-properties officeooo:paragraph-rsid="00047595"/>
    </style:style>
    <style:style style:name="P5" style:family="paragraph" style:parent-style-name="Standard">
      <style:text-properties officeooo:rsid="00047595" officeooo:paragraph-rsid="00047595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286e5" officeooo:paragraph-rsid="000286e5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ambria1" officeooo:rsid="00008785" officeooo:paragraph-rsid="00008785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ambria1" officeooo:rsid="00008785" officeooo:paragraph-rsid="00047595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ambria1" officeooo:rsid="00012d5c" officeooo:paragraph-rsid="00047595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ambria1" officeooo:rsid="000286e5" officeooo:paragraph-rsid="000286e5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ambria1" officeooo:rsid="000286e5" officeooo:paragraph-rsid="0003c11e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ambria1" officeooo:rsid="000286e5" officeooo:paragraph-rsid="00047595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ambria1" officeooo:rsid="00047595" officeooo:paragraph-rsid="00047595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paragraph-rsid="00047595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ambria1" officeooo:rsid="0003c11e" officeooo:paragraph-rsid="0003c11e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Cambria1" officeooo:rsid="000286e5" officeooo:paragraph-rsid="000286e5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Cambria1" officeooo:rsid="0003c11e" officeooo:paragraph-rsid="0003c11e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Cambria1" officeooo:rsid="0003c11e" officeooo:paragraph-rsid="00047595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Cambria1" officeooo:rsid="00047595" officeooo:paragraph-rsid="00047595"/>
    </style:style>
    <style:style style:name="T1" style:family="text">
      <style:text-properties officeooo:rsid="0003c11e"/>
    </style:style>
    <style:style style:name="T2" style:family="text">
      <style:text-properties style:font-name-complex="Times New Roman"/>
    </style:style>
    <style:style style:name="T3" style:family="text">
      <style:text-properties officeooo:rsid="0003c11e" style:font-name-complex="Times New Roman"/>
    </style:style>
    <style:style style:name="T4" style:family="text">
      <style:text-properties style:font-name="Cambria1"/>
    </style:style>
    <style:style style:name="T5" style:family="text">
      <style:text-properties style:font-name="Cambria1" officeooo:rsid="000286e5"/>
    </style:style>
    <style:style style:name="T6" style:family="text">
      <style:text-properties style:font-name="Cambria1" officeooo:rsid="00047595"/>
    </style:style>
    <style:style style:name="T7" style:family="text">
      <style:text-properties style:font-name="Cambria1" officeooo:rsid="00008785"/>
    </style:style>
    <style:style style:name="T8" style:family="text">
      <style:text-properties officeooo:rsid="00047595"/>
    </style:style>
  </office:automatic-styles>
  <office:body>
    <office:text text:use-soft-page-breaks="true">
      <text:tracked-changes>
        <text:changed-region xml:id="ct94390132604464" text:id="ct94390132604464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128687120" text:id="ct94390128687120">
          <text:insertion>
            <office:change-info>
              <dc:creator>Unknown Author</dc:creator>
              <dc:date>2020-03-08T19:18:04</dc:date>
            </office:change-info>
          </text:insertion>
        </text:changed-region>
        <text:changed-region xml:id="ct94390127446112" text:id="ct94390127446112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121632752" text:id="ct94390121632752">
          <text:insertion>
            <office:change-info>
              <dc:creator>Unknown Author</dc:creator>
              <dc:date>2020-03-08T19:18:44</dc:date>
            </office:change-info>
          </text:insertion>
        </text:changed-region>
        <text:changed-region xml:id="ct94390141748672" text:id="ct94390141748672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078339600" text:id="ct94390078339600">
          <text:deletion>
            <office:change-info>
              <dc:creator>Unknown Author</dc:creator>
              <dc:date>2020-03-08T19:19:29</dc:date>
            </office:change-info>
            <text:p text:style-name="P7">17, </text:p>
          </text:deletion>
        </text:changed-region>
        <text:changed-region xml:id="ct94390118090944" text:id="ct94390118090944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121336832" text:id="ct94390121336832">
          <text:deletion>
            <office:change-info>
              <dc:creator>Unknown Author</dc:creator>
              <dc:date>2020-03-08T19:19:31</dc:date>
            </office:change-info>
            <text:p text:style-name="P7">20, </text:p>
          </text:deletion>
        </text:changed-region>
        <text:changed-region xml:id="ct94390121288288" text:id="ct94390121288288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123290096" text:id="ct94390123290096">
          <text:deletion>
            <office:change-info>
              <dc:creator>Unknown Author</dc:creator>
              <dc:date>2020-03-08T19:22:23</dc:date>
            </office:change-info>
            <text:p text:style-name="P9">Work Notes:<text:tab/>OpenIngres to Oracle and on to Hive</text:p>
            <text:p text:style-name="P13"/>
          </text:deletion>
        </text:changed-region>
        <text:changed-region xml:id="ct94390140081360" text:id="ct94390140081360">
          <text:insertion>
            <office:change-info>
              <dc:creator>Unknown Author</dc:creator>
              <dc:date>2020-03-08T19:18:35</dc:date>
            </office:change-info>
          </text:insertion>
        </text:changed-region>
        <text:changed-region xml:id="ct94390117920288" text:id="ct94390117920288">
          <text:format-change>
            <office:change-info>
              <dc:creator>Unknown Author</dc:creator>
              <dc:date>2020-03-08T19:09:48</dc:date>
            </office:change-info>
          </text:format-change>
        </text:changed-region>
        <text:changed-region xml:id="ct94390122524960" text:id="ct94390122524960">
          <text:insertion>
            <office:change-info>
              <dc:creator>Unknown Author</dc:creator>
              <dc:date>2020-03-08T19:07:03</dc:date>
            </office:change-info>
          </text:insertion>
        </text:changed-region>
        <text:changed-region xml:id="ct94390117247728" text:id="ct94390117247728">
          <text:deletion>
            <office:change-info>
              <dc:creator>Unknown Author</dc:creator>
              <dc:date>2020-03-08T19:06:59</dc:date>
            </office:change-info>
            <text:p text:style-name="P11">Hadoop</text:p>
            <text:p text:style-name="P6">HDFS</text:p>
            <text:p text:style-name="P6">Distributed systems</text:p>
            <text:p text:style-name="P6">MapReduce</text:p>
            <text:p text:style-name="P6">Spark</text:p>
            <text:p text:style-name="P6">Big data architectures</text:p>
            <text:p text:style-name="P6">Data movement</text:p>
            <text:p text:style-name="P6">Partitioning</text:p>
            <text:p text:style-name="P6">Db optimization</text:p>
            <text:p text:style-name="P6">Communication from Unstructured Db to Structured Db</text:p>
            <text:p text:style-name="P6">Cloud tech</text:p>
            <text:p text:style-name="P6">PANDAS</text:p>
            <text:p text:style-name="P6">- with operational monitoring of clusters and applications</text:p>
            <text:p text:style-name="P6">Setup &amp; Config Data Lake using Cloudera, Hortonworks, MapR</text:p>
            <text:p text:style-name="P6">Spark</text:p>
            <text:p text:style-name="P6">Flume</text:p>
            <text:p text:style-name="P6">Kafka</text:p>
            <text:p text:style-name="P6">Import/Export of db data</text:p>
            <text:p text:style-name="P6">Oracle</text:p>
            <text:p text:style-name="P6">MySQL</text:p>
            <text:p text:style-name="P6">Realm</text:p>
            <text:p text:style-name="P6">MongoDB</text:p>
            <text:p text:style-name="P6">Sqoop</text:p>
            <text:p text:style-name="P6">Apache Maven</text:p>
            <text:p text:style-name="P6">SBT</text:p>
            <text:p text:style-name="P6">Hive</text:p>
            <text:p text:style-name="P6">Impala</text:p>
            <text:p text:style-name="P6">Hbase</text:p>
            <text:p text:style-name="P6">AWS</text:p>
            <text:p text:style-name="P6">Hadoop Components (HDFS / MapReduce / NameNode / DataNode / </text:p>
            <text:p text:style-name="P6"><text:tab/><text:tab/><text:tab/><text:tab/>ResourceManager/NodeManager)</text:p>
            <text:p text:style-name="P11">AWS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4390132604464"/>Project Information<text:change-end text:change-id="ct94390132604464"/><text:change-start text:change-id="ct94390128687120"/>:<text:change-end text:change-id="ct94390128687120"/><text:change-start text:change-id="ct94390127446112"/></text:p>
      <text:p text:style-name="P2"/>
      <text:p text:style-name="P2"/>
      <text:p text:style-name="P2">Casino Morongo:</text:p>
      <text:p text:style-name="P7">Location: <text:s/><text:tab/><text:change-end text:change-id="ct94390127446112"/><text:change-start text:change-id="ct94390121632752"/><text:tab/><text:change-end text:change-id="ct94390121632752"/><text:change-start text:change-id="ct94390141748672"/>Cabazon, CA</text:p>
      <text:p text:style-name="P7">Dates:<text:tab/><text:tab/>March <text:change-end text:change-id="ct94390141748672"/><text:change text:change-id="ct94390078339600"/><text:change-start text:change-id="ct94390118090944"/>2017 – March <text:change-end text:change-id="ct94390118090944"/><text:change text:change-id="ct94390121336832"/><text:change-start text:change-id="ct94390121288288"/>2020</text:p>
      <text:p text:style-name="P13"><text:change-end text:change-id="ct94390121288288"/><text:change text:change-id="ct94390123290096"/><text:change-start text:change-id="ct94390140081360"/>Position:<text:tab/><text:tab/>Sr. Big Data Engineer</text:p>
      <text:p text:style-name="P13"><text:change-end text:change-id="ct94390140081360"/><text:change-start text:change-id="ct94390117920288"/></text:p>
      <text:p text:style-name="P1"><text:change-end text:change-id="ct94390117920288"/><text:change-start text:change-id="ct94390122524960"/>PySpark</text:p>
      <text:p text:style-name="P1">Stop Word removal</text:p>
      <text:p text:style-name="P1">Spark Streaming</text:p>
      <text:p text:style-name="P1">Spark Batch jobs</text:p>
      <text:p text:style-name="P1">Scala &amp; Python</text:p>
      <text:p text:style-name="P1">AWS</text:p>
      <text:p text:style-name="P1">UDFs in PySpark</text:p>
      <text:p text:style-name="P1">Sqoop</text:p>
      <text:p text:style-name="P1">Hive</text:p>
      <text:p text:style-name="P1">Pig</text:p>
      <text:p text:style-name="P1">Flume</text:p>
      <text:p text:style-name="P1"><text:span text:style-name="T2">client-based transit system analytic</text:span><text:span text:style-name="T3">s</text:span></text:p>
      <text:p text:style-name="P15">ETL pipeline (Spark/Kafka/Scala)</text:p>
      <text:p text:style-name="P15">SQL queries</text:p>
      <text:p text:style-name="P15">Stored procs, triggers</text:p>
      <text:p text:style-name="P15">Hbase</text:p>
      <text:p text:style-name="P15"/>
      <text:p text:style-name="P19">=======================</text:p>
      <text:p text:style-name="P15">Ingres to Oracle (and then) to Hive</text:p>
      <text:p text:style-name="P15"><text:tab/>- <text:span text:style-name="T8">Slot machine usage statistics</text:span></text:p>
      <text:p text:style-name="P15">Pipeline for sports betting</text:p>
      <text:p text:style-name="P19">=======================</text:p>
      <text:p text:style-name="P10"/>
      <text:p text:style-name="P10"/>
      <text:p text:style-name="P3"/>
      <text:p text:style-name="P3"/>
      <text:p text:style-name="P3"/>
      <text:p text:style-name="P4"><text:span text:style-name="T6">Apple</text:span><text:span text:style-name="T7">:</text:span></text:p>
      <text:p text:style-name="P14"><text:span text:style-name="T7">Location: <text:s/><text:tab/><text:tab/></text:span><text:span text:style-name="T6">SunnyValle</text:span><text:span text:style-name="T7">, CA</text:span></text:p>
      <text:p text:style-name="P8">Dates:<text:tab/><text:tab/>Ma<text:span text:style-name="T8">y</text:span> 201<text:span text:style-name="T8">6</text:span> – <text:span text:style-name="T8">March 2017</text:span></text:p>
      <text:p text:style-name="P13">Position:<text:tab/><text:tab/>Data Engineer</text:p>
      <text:p text:style-name="P10"/>
      <text:p text:style-name="P19">=======================</text:p>
      <text:p text:style-name="P19">=======================</text:p>
      <text:p text:style-name="P10"/>
      <text:p text:style-name="P10"/>
      <text:p text:style-name="P10"/>
      <text:p text:style-name="P10"/>
      <text:p text:style-name="P4"><text:span text:style-name="T6">i-Transition</text:span><text:span text:style-name="T7">:</text:span></text:p>
      <text:p text:style-name="P14"><text:span text:style-name="T7">Location: <text:s/><text:tab/><text:tab/></text:span><text:span text:style-name="T6">Austin</text:span><text:span text:style-name="T7">, </text:span><text:span text:style-name="T6">TX</text:span></text:p>
      <text:p text:style-name="P8"><text:soft-page-break/>Dates:<text:tab/><text:tab/><text:span text:style-name="T8">January</text:span> 201<text:span text:style-name="T8">5</text:span> – <text:span text:style-name="T8">May 2016</text:span></text:p>
      <text:p text:style-name="P13">Position:<text:tab/><text:tab/>Big Data Engineer</text:p>
      <text:p text:style-name="P12"/>
      <text:p text:style-name="P19">=======================</text:p>
      <text:p text:style-name="P19">=======================</text:p>
      <text:p text:style-name="P12"/>
      <text:p text:style-name="P12"/>
      <text:p text:style-name="P12"/>
      <text:p text:style-name="P5"><text:span text:style-name="T6">G</text:span><text:span text:style-name="T4">lobal Strategy Group:</text:span></text:p>
      <text:p text:style-name="P14"><text:span text:style-name="T7">Location: <text:s/><text:tab/><text:tab/></text:span><text:span text:style-name="T6">Seattle, WA</text:span></text:p>
      <text:p text:style-name="P8">Dates:<text:tab/><text:tab/><text:span text:style-name="T8">Feb</text:span> 201<text:span text:style-name="T8">3</text:span> – <text:span text:style-name="T8">Sept 2014</text:span></text:p>
      <text:p text:style-name="P13">Position:<text:tab/><text:tab/>Data Engineer</text:p>
      <text:p text:style-name="P12"/>
      <text:p text:style-name="P19">=======================</text:p>
      <text:p text:style-name="P19">=======================</text:p>
      <text:p text:style-name="P12"/>
      <text:p text:style-name="P16"/>
      <text:p text:style-name="P10"/>
      <text:p text:style-name="P15">PROFILE HIGHLIGHTS:</text:p>
      <text:p text:style-name="P11">Hadoop</text:p>
      <text:p text:style-name="P11">HDFS</text:p>
      <text:p text:style-name="P11">Distributed systems</text:p>
      <text:p text:style-name="P11">MapReduce</text:p>
      <text:p text:style-name="P11">Spark</text:p>
      <text:p text:style-name="P11">Big data architectures</text:p>
      <text:p text:style-name="P11">Data movement</text:p>
      <text:p text:style-name="P11">Partitioning</text:p>
      <text:p text:style-name="P11">Db optimization</text:p>
      <text:p text:style-name="P11">Communication from Unstructured Db to Structured Db</text:p>
      <text:p text:style-name="P11">Cloud tech</text:p>
      <text:p text:style-name="P11">PANDAS</text:p>
      <text:p text:style-name="P11">- with operational monitoring of clusters and applications</text:p>
      <text:p text:style-name="P11">Setup &amp; Config Data Lake using Cloudera, Hortonworks, MapR</text:p>
      <text:p text:style-name="P11">Spark</text:p>
      <text:p text:style-name="P11">Flume</text:p>
      <text:p text:style-name="P11">Kafka</text:p>
      <text:p text:style-name="P11">Import/Export of db data</text:p>
      <text:p text:style-name="P11">Oracle</text:p>
      <text:p text:style-name="P11">MySQL</text:p>
      <text:p text:style-name="P11">Realm</text:p>
      <text:p text:style-name="P11">MongoDB</text:p>
      <text:p text:style-name="P11">Sqoop</text:p>
      <text:p text:style-name="P11">Apache Maven</text:p>
      <text:p text:style-name="P11">SBT</text:p>
      <text:p text:style-name="Standard">Hive</text:p>
      <text:p text:style-name="P11">Impala</text:p>
      <text:p text:style-name="P11">Hbase</text:p>
      <text:p text:style-name="P11">AWS</text:p>
      <text:p text:style-name="P11"><text:soft-page-break/>Hadoop Components (HDFS / MapReduce / NameNode / DataNode / </text:p>
      <text:p text:style-name="P11"><text:tab/><text:tab/><text:tab/><text:tab/>ResourceManager/NodeManager)</text:p>
      <text:p text:style-name="P11">AWS <text:span text:style-name="T1">EC2</text:span></text:p>
      <text:p text:style-name="P11"><text:span text:style-name="T1">Cassandra</text:span><text:change-end text:change-id="ct94390122524960"/><text:change text:change-id="ct943901172477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1" svg:font-family="Cambria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21:29:50.428358204</meta:creation-date>
    <dc:date>2020-03-09T07:40:50.562352515</dc:date>
    <meta:editing-duration>PT25M50S</meta:editing-duration>
    <meta:editing-cycles>5</meta:editing-cycles>
    <meta:generator>LibreOffice/6.4.1.2$Linux_X86_64 LibreOffice_project/e1ad903d8acbc5f5b474f1d8ec3defef24b8c46b</meta:generator>
    <meta:document-statistic meta:table-count="0" meta:image-count="0" meta:object-count="0" meta:page-count="3" meta:paragraph-count="78" meta:word-count="189" meta:character-count="1405" meta:non-whitespace-character-count="1264"/>
  </office:meta>
</office:document-meta>
</file>